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2">
      <style:graphic-properties draw:fill="none" draw:stroke="dash" draw:stroke-dash="a380" svg:stroke-width="0.02778in" svg:stroke-color="#afabab" draw:marker-start="a381" svg:stroke-opacity="100%" draw:stroke-linejoin="round" svg:stroke-linecap="butt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dash" draw:stroke-dash="a357" svg:stroke-width="0.02778in" svg:stroke-color="#afabab" draw:marker-start="a358" draw:marker-end="a359" svg:stroke-opacity="100%" draw:stroke-linejoin="round" svg:stroke-linecap="butt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none" draw:stroke="dash" draw:stroke-dash="a411" svg:stroke-width="0.02778in" svg:stroke-color="#afabab" svg:stroke-opacity="100%" draw:stroke-linejoin="round" svg:stroke-linecap="butt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dash" draw:stroke-dash="a401" svg:stroke-width="0.02778in" svg:stroke-color="#afabab" draw:marker-end="a402" svg:stroke-opacity="100%" draw:stroke-linejoin="round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draw:fill="none" draw:stroke="dash" draw:stroke-dash="a404" svg:stroke-width="0.02778in" svg:stroke-color="#afabab" draw:marker-end="a405" svg:stroke-opacity="100%" draw:stroke-linejoin="round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56" draw:master-page-name="Master1-Layout7-blank-Blank" presentation:presentation-page-layout-name="Master1-PPL7" draw:id="Slide-256">
        <draw:g draw:name="Group 25" draw:id="id63">
          <svg:title/>
          <svg:desc/>
          <draw:connector draw:type="line" svg:x1="2.54863in" svg:y1="1.5444in" draw:start-shape="id81" draw:start-glue-point="2" svg:x2="2.54863in" svg:y2="4.86033in" draw:end-shape="id82" draw:end-glue-point="0" draw:id="id83" draw:style-name="a412" draw:name="Straight Arrow Connector 35">
            <svg:title/>
            <svg:desc/>
          </draw:connector>
          <draw:custom-shape svg:x="1.56438in" svg:y="2.25601in" svg:width="1.9685in" svg:height="0.59055in" draw:id="id84" draw:style-name="a416" draw:name="Rectangle: Rounded Corners 6">
            <svg:title/>
            <svg:desc/>
            <text:p text:style-name="a415" text:class-names="" text:cond-style-name=""><text:span text:style-name="a413" text:class-names="">ICommandMiddleware</text:span><text:span text:style-name="a41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3.55817in" svg:width="1.9685in" svg:height="0.59055in" draw:id="id85" draw:style-name="a420" draw:name="Rectangle: Rounded Corners 7">
            <svg:title/>
            <svg:desc/>
            <text:p text:style-name="a419" text:class-names="" text:cond-style-name=""><text:span text:style-name="a417" text:class-names="">ICommandMiddleware</text:span><text:span text:style-name="a41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4.86033in" svg:width="1.9685in" svg:height="0.59055in" draw:id="id82" draw:style-name="a423" draw:name="Rectangle: Rounded Corners 10">
            <svg:title/>
            <svg:desc/>
            <text:p text:style-name="a422" text:class-names="" text:cond-style-name=""><text:span text:style-name="a421" text:class-names="">ICommand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56438in" svg:y="0.95385in" svg:width="1.9685in" svg:height="0.59055in" draw:id="id81" draw:style-name="a427" draw:name="Rectangle: Rounded Corners 16">
            <svg:title/>
            <svg:desc/>
            <text:p text:style-name="a426" text:class-names="" text:cond-style-name=""><text:span text:style-name="a424" text:class-names="">Mediator</text:span><text:span text:style-name="a425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86" draw:style-name="a432" draw:name="TextBox 22" svg:x="2.01786in" svg:y="1.74874in" svg:width="1.06154in" svg:height="0.30293in">
            <draw:text-box>
              <text:p text:style-name="a431" text:class-names="" text:cond-style-name=""><text:span text:style-name="a428" text:class-names="">&lt;</text:span><text:span text:style-name="a429" text:class-names="">Publish&gt;</text:span><text:span text:style-name="a430" text:class-names=""/></text:p>
            </draw:text-box>
            <svg:title/>
            <svg:desc/>
          </draw:frame>
        </draw:g>
        <draw:g draw:name="Group 26" draw:id="id64">
          <svg:title/>
          <svg:desc/>
          <draw:connector draw:type="line" svg:x1="6.66666in" svg:y1="1.5444in" draw:start-shape="id72" draw:start-glue-point="2" svg:x2="6.66667in" svg:y2="4.38145in" draw:id="id73" draw:style-name="a382" draw:name="Straight Arrow Connector 24">
            <svg:title/>
            <svg:desc/>
          </draw:connector>
          <draw:custom-shape svg:x="5.68241in" svg:y="0.95385in" svg:width="1.9685in" svg:height="0.59055in" draw:id="id72" draw:style-name="a386" draw:name="Rectangle: Rounded Corners 1">
            <svg:title/>
            <svg:desc/>
            <text:p text:style-name="a385" text:class-names="" text:cond-style-name=""><text:span text:style-name="a383" text:class-names="">Mediator</text:span><text:span text:style-name="a38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68241in" svg:y="2.25601in" svg:width="1.9685in" svg:height="0.59055in" draw:id="id74" draw:style-name="a390" draw:name="Rectangle: Rounded Corners 2">
            <svg:title/>
            <svg:desc/>
            <text:p text:style-name="a389" text:class-names="" text:cond-style-name=""><text:span text:style-name="a387" text:class-names="">IEventMiddleware</text:span><text:span text:style-name="a38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68241in" svg:y="3.55817in" svg:width="1.9685in" svg:height="0.59055in" draw:id="id75" draw:style-name="a394" draw:name="Rectangle: Rounded Corners 3">
            <svg:title/>
            <svg:desc/>
            <text:p text:style-name="a393" text:class-names="" text:cond-style-name=""><text:span text:style-name="a391" text:class-names="">IEventMiddleware</text:span><text:span text:style-name="a39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6.97436in" svg:y="4.86033in" svg:width="1.9685in" svg:height="0.59055in" draw:id="id76" draw:style-name="a397" draw:name="Rectangle: Rounded Corners 4">
            <svg:title/>
            <svg:desc/>
            <text:p text:style-name="a396" text:class-names="" text:cond-style-name=""><text:span text:style-name="a395" text:class-names="">IEvent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4575in" svg:y="4.86033in" svg:width="1.9685in" svg:height="0.59055in" draw:id="id77" draw:style-name="a400" draw:name="Rectangle: Rounded Corners 5">
            <svg:title/>
            <svg:desc/>
            <text:p text:style-name="a399" text:class-names="" text:cond-style-name=""><text:span text:style-name="a398" text:class-names="">IEvent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onnector draw:type="line" svg:x1="6.66667in" svg:y1="4.38145in" svg:x2="7.95861in" svg:y2="4.86033in" draw:end-shape="id76" draw:end-glue-point="0" draw:id="id78" draw:style-name="a403" draw:name="Straight Arrow Connector 25">
            <svg:title/>
            <svg:desc/>
          </draw:connector>
          <draw:connector draw:type="line" svg:x1="6.66667in" svg:y1="4.38145in" svg:x2="5.44175in" svg:y2="4.86033in" draw:end-shape="id77" draw:end-glue-point="0" draw:id="id79" draw:style-name="a406" draw:name="Straight Arrow Connector 29">
            <svg:title/>
            <svg:desc/>
          </draw:connector>
          <draw:frame draw:id="id80" draw:style-name="a410" draw:name="TextBox 23" svg:x="6.05421in" svg:y="1.74874in" svg:width="1.06154in" svg:height="0.30293in">
            <draw:text-box>
              <text:p text:style-name="a409" text:class-names="" text:cond-style-name=""><text:span text:style-name="a407" text:class-names="">&lt;Broadcast&gt;</text:span><text:span text:style-name="a408" text:class-names=""/></text:p>
            </draw:text-box>
            <svg:title/>
            <svg:desc/>
          </draw:frame>
        </draw:g>
        <draw:g draw:name="Group 27" draw:id="id65">
          <svg:title/>
          <svg:desc/>
          <draw:connector draw:type="line" svg:x1="10.7847in" svg:y1="1.5444in" draw:start-shape="id66" draw:start-glue-point="2" svg:x2="10.7847in" svg:y2="4.86033in" draw:end-shape="id67" draw:end-glue-point="0" draw:id="id68" draw:style-name="a360" draw:name="Straight Arrow Connector 32">
            <svg:title/>
            <svg:desc/>
          </draw:connector>
          <draw:custom-shape svg:x="9.80045in" svg:y="2.25601in" svg:width="1.9685in" svg:height="0.59055in" draw:id="id69" draw:style-name="a364" draw:name="Rectangle: Rounded Corners 8">
            <svg:title/>
            <svg:desc/>
            <text:p text:style-name="a363" text:class-names="" text:cond-style-name=""><text:span text:style-name="a361" text:class-names="">IQueryMiddleware</text:span><text:span text:style-name="a36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3.55817in" svg:width="1.9685in" svg:height="0.59055in" draw:id="id70" draw:style-name="a368" draw:name="Rectangle: Rounded Corners 9">
            <svg:title/>
            <svg:desc/>
            <text:p text:style-name="a367" text:class-names="" text:cond-style-name=""><text:span text:style-name="a365" text:class-names="">IQueryMiddleware</text:span><text:span text:style-name="a366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4.86033in" svg:width="1.9685in" svg:height="0.59055in" draw:id="id67" draw:style-name="a371" draw:name="Rectangle: Rounded Corners 11">
            <svg:title/>
            <svg:desc/>
            <text:p text:style-name="a370" text:class-names="" text:cond-style-name=""><text:span text:style-name="a369" text:class-names="">IQueryHandler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80045in" svg:y="0.95385in" svg:width="1.9685in" svg:height="0.59055in" draw:id="id66" draw:style-name="a375" draw:name="Rectangle: Rounded Corners 17">
            <svg:title/>
            <svg:desc/>
            <text:p text:style-name="a374" text:class-names="" text:cond-style-name=""><text:span text:style-name="a372" text:class-names="">Mediator</text:span><text:span text:style-name="a37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71" draw:style-name="a379" draw:name="TextBox 24" svg:x="10.24953in" svg:y="1.74874in" svg:width="1.06154in" svg:height="0.30293in">
            <draw:text-box>
              <text:p text:style-name="a378" text:class-names="" text:cond-style-name=""><text:span text:style-name="a376" text:class-names="">&lt;Fetch&gt;</text:span><text:span text:style-name="a377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58" svg:viewBox="0 0 20 30" svg:d="m10 0-10 30h20z"/>
    <draw:marker draw:name="a359" svg:viewBox="0 0 20 30" svg:d="m10 0-10 30h20z"/>
    <draw:marker draw:name="a402" svg:viewBox="0 0 20 30" svg:d="m10 0-10 30h20z"/>
    <draw:marker draw:name="a381" svg:viewBox="0 0 20 30" svg:d="m10 0-10 30h20z"/>
    <draw:marker draw:name="a405" svg:viewBox="0 0 20 30" svg:d="m10 0-10 30h20z"/>
    <draw:stroke-dash draw:name="a357" draw:style="rect" draw:dots1="1" draw:dots1-length="0.08335in" draw:distance="0.08335in"/>
    <draw:stroke-dash draw:name="a380" draw:style="rect" draw:dots1="1" draw:dots1-length="0.08335in" draw:distance="0.08335in"/>
    <draw:stroke-dash draw:name="a401" draw:style="rect" draw:dots1="1" draw:dots1-length="0.08335in" draw:distance="0.08335in"/>
    <draw:stroke-dash draw:name="a404" draw:style="rect" draw:dots1="1" draw:dots1-length="0.08335in" draw:distance="0.08335in"/>
    <draw:stroke-dash draw:name="a411" draw:display-name="Dash" draw:style="rect" draw:dots1="1" draw:dots1-length="0.08333in" draw:dots2="0" draw:dots2-length="0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8/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08/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08/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08/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08/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/08/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08/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08/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/08/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/08/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/08/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/08/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ão Pedro Simões</meta:initial-creator>
    <dc:creator>João Pedro Simões</dc:creator>
    <meta:creation-date>2017-08-19T14:14:08Z</meta:creation-date>
    <dc:date>2017-08-21T23:23:45Z</dc:date>
    <meta:editing-cycles>1</meta:editing-cycles>
    <meta:editing-duration>PT2873S</meta:editing-duration>
    <meta:document-statistic meta:paragraph-count="16" meta:word-count="22"/>
  </office:meta>
</office:document-meta>
</file>